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475a" officeooo:paragraph-rsid="0014475a"/>
    </style:style>
    <style:style style:name="P2" style:family="paragraph" style:parent-style-name="Standard">
      <style:paragraph-properties fo:text-align="justify" style:justify-single-word="false"/>
      <style:text-properties officeooo:rsid="0014475a" officeooo:paragraph-rsid="0014475a"/>
    </style:style>
    <style:style style:name="P3" style:family="paragraph" style:parent-style-name="Standard">
      <style:paragraph-properties fo:text-align="justify" style:justify-single-word="false"/>
      <style:text-properties officeooo:rsid="0019ede9" officeooo:paragraph-rsid="0019ede9"/>
    </style:style>
    <style:style style:name="P4" style:family="paragraph" style:parent-style-name="Standard">
      <style:paragraph-properties fo:text-align="justify" style:justify-single-word="false"/>
      <style:text-properties officeooo:rsid="001c2206" officeooo:paragraph-rsid="001c2206"/>
    </style:style>
    <style:style style:name="P5" style:family="paragraph" style:parent-style-name="Standard">
      <style:paragraph-properties fo:text-align="justify" style:justify-single-word="false"/>
      <style:text-properties officeooo:rsid="00201fc5" officeooo:paragraph-rsid="00201fc5"/>
    </style:style>
    <style:style style:name="P6" style:family="paragraph" style:parent-style-name="Standard">
      <style:paragraph-properties fo:text-align="justify" style:justify-single-word="false"/>
      <style:text-properties officeooo:rsid="00247e8b" officeooo:paragraph-rsid="00247e8b"/>
    </style:style>
    <style:style style:name="P7" style:family="paragraph" style:parent-style-name="Standard">
      <style:paragraph-properties fo:text-align="justify" style:justify-single-word="false"/>
      <style:text-properties officeooo:rsid="00283ab5" officeooo:paragraph-rsid="00283ab5"/>
    </style:style>
    <style:style style:name="P8" style:family="paragraph" style:parent-style-name="Standard">
      <style:paragraph-properties fo:text-align="justify" style:justify-single-word="false"/>
      <style:text-properties officeooo:rsid="002a0391" officeooo:paragraph-rsid="002a0391"/>
    </style:style>
    <style:style style:name="P9" style:family="paragraph" style:parent-style-name="Standard">
      <style:paragraph-properties fo:text-align="justify" style:justify-single-word="false"/>
      <style:text-properties officeooo:rsid="002a3491" officeooo:paragraph-rsid="002a3491"/>
    </style:style>
    <style:style style:name="P10" style:family="paragraph" style:parent-style-name="Standard">
      <style:paragraph-properties fo:text-align="justify" style:justify-single-word="false"/>
      <style:text-properties officeooo:rsid="002a4ea8" officeooo:paragraph-rsid="002a4ea8"/>
    </style:style>
    <style:style style:name="P11" style:family="paragraph" style:parent-style-name="Standard">
      <style:paragraph-properties fo:text-align="justify" style:justify-single-word="false"/>
      <style:text-properties officeooo:rsid="002b512c" officeooo:paragraph-rsid="002b512c"/>
    </style:style>
    <style:style style:name="P12" style:family="paragraph" style:parent-style-name="Standard">
      <style:paragraph-properties fo:text-align="justify" style:justify-single-word="false"/>
      <style:text-properties officeooo:rsid="002b512c" officeooo:paragraph-rsid="002f26db"/>
    </style:style>
    <style:style style:name="P13" style:family="paragraph" style:parent-style-name="Standard">
      <style:paragraph-properties fo:text-align="justify" style:justify-single-word="false"/>
      <style:text-properties officeooo:rsid="002cb5ab" officeooo:paragraph-rsid="002cb5ab"/>
    </style:style>
    <style:style style:name="P14" style:family="paragraph" style:parent-style-name="Standard">
      <style:paragraph-properties fo:text-align="justify" style:justify-single-word="false"/>
      <style:text-properties officeooo:rsid="0031cf82" officeooo:paragraph-rsid="0031cf82"/>
    </style:style>
    <style:style style:name="P15" style:family="paragraph" style:parent-style-name="Standard">
      <style:paragraph-properties fo:text-align="justify" style:justify-single-word="false"/>
      <style:text-properties officeooo:rsid="0033b461" officeooo:paragraph-rsid="0033b461"/>
    </style:style>
    <style:style style:name="P16" style:family="paragraph" style:parent-style-name="Standard">
      <style:paragraph-properties fo:text-align="justify" style:justify-single-word="false"/>
      <style:text-properties officeooo:rsid="003708a2" officeooo:paragraph-rsid="003708a2"/>
    </style:style>
    <style:style style:name="P17" style:family="paragraph" style:parent-style-name="Standard">
      <style:paragraph-properties fo:text-align="justify" style:justify-single-word="false"/>
      <style:text-properties officeooo:rsid="003708a2" officeooo:paragraph-rsid="003a1fb8"/>
    </style:style>
    <style:style style:name="P18" style:family="paragraph" style:parent-style-name="Standard">
      <style:paragraph-properties fo:text-align="justify" style:justify-single-word="false"/>
      <style:text-properties officeooo:rsid="003ba9fe" officeooo:paragraph-rsid="003ba9fe"/>
    </style:style>
    <style:style style:name="P19" style:family="paragraph" style:parent-style-name="Standard">
      <style:paragraph-properties fo:text-align="justify" style:justify-single-word="false"/>
      <style:text-properties officeooo:rsid="003f53b8" officeooo:paragraph-rsid="003f53b8"/>
    </style:style>
    <style:style style:name="P20" style:family="paragraph" style:parent-style-name="Standard">
      <style:paragraph-properties fo:text-align="justify" style:justify-single-word="false"/>
      <style:text-properties officeooo:rsid="00421b18" officeooo:paragraph-rsid="00421b18"/>
    </style:style>
    <style:style style:name="P21" style:family="paragraph" style:parent-style-name="Standard">
      <style:paragraph-properties fo:text-align="justify" style:justify-single-word="false"/>
      <style:text-properties officeooo:rsid="004235e9" officeooo:paragraph-rsid="004235e9"/>
    </style:style>
    <style:style style:name="P22" style:family="paragraph" style:parent-style-name="Standard">
      <style:paragraph-properties fo:text-align="justify" style:justify-single-word="false"/>
      <style:text-properties officeooo:rsid="0045850f" officeooo:paragraph-rsid="00468621"/>
    </style:style>
    <style:style style:name="P23" style:family="paragraph" style:parent-style-name="Standard">
      <style:paragraph-properties fo:text-align="justify" style:justify-single-word="false"/>
      <style:text-properties officeooo:rsid="00459e01" officeooo:paragraph-rsid="00459e01"/>
    </style:style>
    <style:style style:name="P24" style:family="paragraph" style:parent-style-name="Standard">
      <style:paragraph-properties fo:text-align="justify" style:justify-single-word="false"/>
      <style:text-properties officeooo:rsid="0047ce59" officeooo:paragraph-rsid="0047ce59"/>
    </style:style>
    <style:style style:name="P25" style:family="paragraph" style:parent-style-name="Standard">
      <style:paragraph-properties fo:text-align="justify" style:justify-single-word="false"/>
      <style:text-properties officeooo:rsid="0047d2fe" officeooo:paragraph-rsid="0047d2fe"/>
    </style:style>
    <style:style style:name="P26" style:family="paragraph" style:parent-style-name="Standard">
      <style:paragraph-properties fo:text-align="justify" style:justify-single-word="false"/>
      <style:text-properties officeooo:rsid="004a0726" officeooo:paragraph-rsid="004a0726"/>
    </style:style>
    <style:style style:name="P27" style:family="paragraph" style:parent-style-name="Standard">
      <style:paragraph-properties fo:text-align="justify" style:justify-single-word="false"/>
      <style:text-properties officeooo:rsid="004ab493" officeooo:paragraph-rsid="004ab493"/>
    </style:style>
    <style:style style:name="P28" style:family="paragraph" style:parent-style-name="Standard">
      <style:paragraph-properties fo:text-align="justify" style:justify-single-word="false"/>
      <style:text-properties officeooo:rsid="004c7208" officeooo:paragraph-rsid="004c7208"/>
    </style:style>
    <style:style style:name="P29" style:family="paragraph" style:parent-style-name="Standard">
      <style:paragraph-properties fo:text-align="justify" style:justify-single-word="false"/>
      <style:text-properties officeooo:rsid="004cd1ed" officeooo:paragraph-rsid="004cd1ed"/>
    </style:style>
    <style:style style:name="P30" style:family="paragraph" style:parent-style-name="Standard">
      <style:paragraph-properties fo:text-align="justify" style:justify-single-word="false"/>
      <style:text-properties officeooo:rsid="004d7ff9" officeooo:paragraph-rsid="004d7ff9"/>
    </style:style>
    <style:style style:name="P31" style:family="paragraph" style:parent-style-name="Standard">
      <style:paragraph-properties fo:text-align="justify" style:justify-single-word="false"/>
      <style:text-properties officeooo:rsid="004ea0f7" officeooo:paragraph-rsid="004ea0f7"/>
    </style:style>
    <style:style style:name="P32" style:family="paragraph" style:parent-style-name="Standard">
      <style:paragraph-properties fo:text-align="justify" style:justify-single-word="false"/>
      <style:text-properties officeooo:rsid="004f69cc" officeooo:paragraph-rsid="004f69cc"/>
    </style:style>
    <style:style style:name="P33" style:family="paragraph" style:parent-style-name="Standard">
      <style:paragraph-properties fo:text-align="justify" style:justify-single-word="false"/>
      <style:text-properties officeooo:rsid="0050535e" officeooo:paragraph-rsid="0050535e"/>
    </style:style>
    <style:style style:name="P34" style:family="paragraph" style:parent-style-name="Standard">
      <style:paragraph-properties fo:text-align="justify" style:justify-single-word="false"/>
      <style:text-properties officeooo:rsid="0053c28b" officeooo:paragraph-rsid="0053c28b"/>
    </style:style>
    <style:style style:name="P35" style:family="paragraph" style:parent-style-name="Standard">
      <style:paragraph-properties fo:text-align="justify" style:justify-single-word="false"/>
      <style:text-properties officeooo:rsid="0054c6ad" officeooo:paragraph-rsid="0054c6ad"/>
    </style:style>
    <style:style style:name="P36" style:family="paragraph" style:parent-style-name="Standard">
      <style:paragraph-properties fo:text-align="justify" style:justify-single-word="false"/>
      <style:text-properties officeooo:rsid="0055cc8e" officeooo:paragraph-rsid="0055cc8e"/>
    </style:style>
    <style:style style:name="P37" style:family="paragraph" style:parent-style-name="Standard">
      <style:paragraph-properties fo:text-align="justify" style:justify-single-word="false"/>
      <style:text-properties officeooo:rsid="0056234d" officeooo:paragraph-rsid="0056234d"/>
    </style:style>
    <style:style style:name="P38" style:family="paragraph" style:parent-style-name="Standard">
      <style:paragraph-properties fo:text-align="justify" style:justify-single-word="false"/>
      <style:text-properties officeooo:rsid="0056234d" officeooo:paragraph-rsid="0057a2ec"/>
    </style:style>
    <style:style style:name="P39" style:family="paragraph" style:parent-style-name="Standard">
      <style:paragraph-properties fo:text-align="justify" style:justify-single-word="false"/>
      <style:text-properties officeooo:rsid="00593311" officeooo:paragraph-rsid="00593311"/>
    </style:style>
    <style:style style:name="P40" style:family="paragraph" style:parent-style-name="Standard">
      <style:paragraph-properties fo:text-align="justify" style:justify-single-word="false"/>
      <style:text-properties officeooo:rsid="00598d88" officeooo:paragraph-rsid="00598d88"/>
    </style:style>
    <style:style style:name="P41" style:family="paragraph" style:parent-style-name="Standard">
      <style:paragraph-properties fo:text-align="justify" style:justify-single-word="false"/>
      <style:text-properties officeooo:rsid="005d6849" officeooo:paragraph-rsid="005d6849"/>
    </style:style>
    <style:style style:name="P42" style:family="paragraph" style:parent-style-name="Standard">
      <style:paragraph-properties fo:text-align="justify" style:justify-single-word="false"/>
      <style:text-properties officeooo:rsid="006061f0" officeooo:paragraph-rsid="006061f0"/>
    </style:style>
    <style:style style:name="P43" style:family="paragraph" style:parent-style-name="Standard">
      <style:paragraph-properties fo:text-align="justify" style:justify-single-word="false"/>
      <style:text-properties officeooo:rsid="0064e3b3" officeooo:paragraph-rsid="0064e3b3"/>
    </style:style>
    <style:style style:name="P44" style:family="paragraph" style:parent-style-name="Standard">
      <style:paragraph-properties fo:text-align="justify" style:justify-single-word="false"/>
      <style:text-properties officeooo:rsid="006684a2" officeooo:paragraph-rsid="00671a75"/>
    </style:style>
    <style:style style:name="P45" style:family="paragraph" style:parent-style-name="Standard">
      <style:paragraph-properties fo:text-align="justify" style:justify-single-word="false"/>
      <style:text-properties officeooo:rsid="0069425f" officeooo:paragraph-rsid="0069425f"/>
    </style:style>
    <style:style style:name="P46" style:family="paragraph" style:parent-style-name="Standard">
      <style:paragraph-properties fo:text-align="justify" style:justify-single-word="false"/>
      <style:text-properties officeooo:rsid="006a5692" officeooo:paragraph-rsid="006a5692"/>
    </style:style>
    <style:style style:name="P47" style:family="paragraph" style:parent-style-name="Standard">
      <style:paragraph-properties fo:text-align="justify" style:justify-single-word="false"/>
      <style:text-properties officeooo:rsid="006c4a80" officeooo:paragraph-rsid="006e147a"/>
    </style:style>
    <style:style style:name="P48" style:family="paragraph" style:parent-style-name="Standard">
      <style:paragraph-properties fo:text-align="justify" style:justify-single-word="false"/>
      <style:text-properties officeooo:rsid="006ff60f" officeooo:paragraph-rsid="006ff60f"/>
    </style:style>
    <style:style style:name="P49" style:family="paragraph" style:parent-style-name="Standard">
      <style:paragraph-properties fo:text-align="justify" style:justify-single-word="false"/>
      <style:text-properties officeooo:rsid="0070ca85" officeooo:paragraph-rsid="0070ca85"/>
    </style:style>
    <style:style style:name="P50" style:family="paragraph" style:parent-style-name="Standard">
      <style:paragraph-properties fo:text-align="justify" style:justify-single-word="false"/>
      <style:text-properties officeooo:rsid="0073f2e8" officeooo:paragraph-rsid="0073f2e8"/>
    </style:style>
    <style:style style:name="P51" style:family="paragraph" style:parent-style-name="Standard">
      <style:paragraph-properties fo:text-align="justify" style:justify-single-word="false"/>
      <style:text-properties officeooo:rsid="007604cc" officeooo:paragraph-rsid="007604cc"/>
    </style:style>
    <style:style style:name="P52" style:family="paragraph" style:parent-style-name="Standard">
      <style:paragraph-properties fo:text-align="justify" style:justify-single-word="false"/>
      <style:text-properties officeooo:rsid="007a255e" officeooo:paragraph-rsid="007a255e"/>
    </style:style>
    <style:style style:name="P53" style:family="paragraph" style:parent-style-name="Standard">
      <style:paragraph-properties fo:text-align="justify" style:justify-single-word="false"/>
      <style:text-properties officeooo:rsid="0080e9cd" officeooo:paragraph-rsid="0080e9cd"/>
    </style:style>
    <style:style style:name="P54" style:family="paragraph" style:parent-style-name="Standard">
      <style:paragraph-properties fo:text-align="justify" style:justify-single-word="false"/>
      <style:text-properties officeooo:rsid="0082aabd" officeooo:paragraph-rsid="0082aabd"/>
    </style:style>
    <style:style style:name="P55" style:family="paragraph" style:parent-style-name="Standard">
      <style:paragraph-properties fo:text-align="justify" style:justify-single-word="false"/>
      <style:text-properties officeooo:rsid="0084041c" officeooo:paragraph-rsid="0084041c"/>
    </style:style>
    <style:style style:name="P56" style:family="paragraph" style:parent-style-name="Standard">
      <style:paragraph-properties fo:text-align="justify" style:justify-single-word="false"/>
      <style:text-properties officeooo:rsid="00867b70" officeooo:paragraph-rsid="00867b70"/>
    </style:style>
    <style:style style:name="P57" style:family="paragraph" style:parent-style-name="Standard">
      <style:paragraph-properties fo:text-align="justify" style:justify-single-word="false"/>
      <style:text-properties officeooo:rsid="00886739" officeooo:paragraph-rsid="00886739"/>
    </style:style>
    <style:style style:name="P58" style:family="paragraph" style:parent-style-name="Standard">
      <style:paragraph-properties fo:text-align="justify" style:justify-single-word="false"/>
      <style:text-properties officeooo:rsid="008c3543" officeooo:paragraph-rsid="008c3543"/>
    </style:style>
    <style:style style:name="P59" style:family="paragraph" style:parent-style-name="Standard">
      <style:paragraph-properties fo:text-align="justify" style:justify-single-word="false"/>
      <style:text-properties officeooo:rsid="008ed68d" officeooo:paragraph-rsid="008ed68d"/>
    </style:style>
    <style:style style:name="P60" style:family="paragraph" style:parent-style-name="Standard">
      <style:paragraph-properties fo:text-align="justify" style:justify-single-word="false"/>
      <style:text-properties officeooo:rsid="008ed68d" officeooo:paragraph-rsid="0092632d"/>
    </style:style>
    <style:style style:name="P61" style:family="paragraph" style:parent-style-name="Standard">
      <style:paragraph-properties fo:text-align="justify" style:justify-single-word="false"/>
      <style:text-properties officeooo:rsid="00968620" officeooo:paragraph-rsid="00968620"/>
    </style:style>
    <style:style style:name="P62" style:family="paragraph" style:parent-style-name="Standard">
      <style:paragraph-properties fo:text-align="justify" style:justify-single-word="false"/>
      <style:text-properties officeooo:rsid="00987059" officeooo:paragraph-rsid="00987059"/>
    </style:style>
    <style:style style:name="P63" style:family="paragraph" style:parent-style-name="Standard">
      <style:paragraph-properties fo:text-align="justify" style:justify-single-word="false"/>
      <style:text-properties officeooo:rsid="0098fb8e" officeooo:paragraph-rsid="0098fb8e"/>
    </style:style>
    <style:style style:name="P64" style:family="paragraph" style:parent-style-name="Standard">
      <style:paragraph-properties fo:text-align="justify" style:justify-single-word="false"/>
      <style:text-properties officeooo:rsid="009a3d37" officeooo:paragraph-rsid="009a3d37"/>
    </style:style>
    <style:style style:name="P65" style:family="paragraph" style:parent-style-name="Standard">
      <style:paragraph-properties fo:text-align="justify" style:justify-single-word="false"/>
      <style:text-properties officeooo:rsid="009c8972" officeooo:paragraph-rsid="009c8972"/>
    </style:style>
    <style:style style:name="P66" style:family="paragraph" style:parent-style-name="Standard">
      <style:paragraph-properties fo:text-align="justify" style:justify-single-word="false"/>
      <style:text-properties officeooo:rsid="009e054e" officeooo:paragraph-rsid="009e054e"/>
    </style:style>
    <style:style style:name="P67" style:family="paragraph" style:parent-style-name="Standard">
      <style:paragraph-properties fo:text-align="justify" style:justify-single-word="false"/>
      <style:text-properties officeooo:rsid="00a06311" officeooo:paragraph-rsid="00a06311"/>
    </style:style>
    <style:style style:name="P68" style:family="paragraph" style:parent-style-name="Standard">
      <style:paragraph-properties fo:text-align="justify" style:justify-single-word="false"/>
      <style:text-properties officeooo:rsid="00a174f7" officeooo:paragraph-rsid="00a174f7"/>
    </style:style>
    <style:style style:name="P69" style:family="paragraph" style:parent-style-name="Standard">
      <style:paragraph-properties fo:text-align="justify" style:justify-single-word="false"/>
      <style:text-properties officeooo:rsid="00a4106f" officeooo:paragraph-rsid="00a4106f"/>
    </style:style>
    <style:style style:name="P70" style:family="paragraph" style:parent-style-name="Standard">
      <style:paragraph-properties fo:text-align="justify" style:justify-single-word="false"/>
      <style:text-properties officeooo:rsid="00a85eec" officeooo:paragraph-rsid="00a85eec"/>
    </style:style>
    <style:style style:name="P71" style:family="paragraph" style:parent-style-name="Standard">
      <style:paragraph-properties fo:text-align="justify" style:justify-single-word="false"/>
      <style:text-properties officeooo:rsid="00afbe65" officeooo:paragraph-rsid="00afbe65"/>
    </style:style>
    <style:style style:name="P72" style:family="paragraph" style:parent-style-name="Standard">
      <style:paragraph-properties fo:text-align="justify" style:justify-single-word="false"/>
      <style:text-properties officeooo:rsid="00afe3f6" officeooo:paragraph-rsid="00afe3f6"/>
    </style:style>
    <style:style style:name="P73" style:family="paragraph" style:parent-style-name="Standard">
      <style:paragraph-properties fo:text-align="justify" style:justify-single-word="false"/>
      <style:text-properties officeooo:rsid="00b19c5a" officeooo:paragraph-rsid="00b19c5a"/>
    </style:style>
    <style:style style:name="P74" style:family="paragraph" style:parent-style-name="Standard">
      <style:paragraph-properties fo:text-align="justify" style:justify-single-word="false"/>
      <style:text-properties officeooo:rsid="00b2af1a" officeooo:paragraph-rsid="00b2af1a"/>
    </style:style>
    <style:style style:name="P75" style:family="paragraph" style:parent-style-name="Standard">
      <style:paragraph-properties fo:text-align="justify" style:justify-single-word="false"/>
      <style:text-properties officeooo:rsid="00b3faf5" officeooo:paragraph-rsid="00b3faf5"/>
    </style:style>
    <style:style style:name="P76" style:family="paragraph" style:parent-style-name="Standard">
      <style:paragraph-properties fo:text-align="justify" style:justify-single-word="false"/>
      <style:text-properties officeooo:rsid="00b5c4dd" officeooo:paragraph-rsid="00b652be"/>
    </style:style>
    <style:style style:name="P77" style:family="paragraph" style:parent-style-name="Standard">
      <style:paragraph-properties fo:text-align="justify" style:justify-single-word="false"/>
      <style:text-properties officeooo:rsid="00b8398d" officeooo:paragraph-rsid="00b8398d"/>
    </style:style>
    <style:style style:name="P78" style:family="paragraph" style:parent-style-name="Standard">
      <style:paragraph-properties fo:text-align="justify" style:justify-single-word="false"/>
      <style:text-properties officeooo:rsid="00ba0804" officeooo:paragraph-rsid="00ba0804"/>
    </style:style>
    <style:style style:name="P79" style:family="paragraph" style:parent-style-name="Standard">
      <style:paragraph-properties fo:text-align="justify" style:justify-single-word="false"/>
      <style:text-properties officeooo:rsid="00bb0487" officeooo:paragraph-rsid="00bb0487"/>
    </style:style>
    <style:style style:name="P80" style:family="paragraph" style:parent-style-name="Standard">
      <style:paragraph-properties fo:text-align="justify" style:justify-single-word="false"/>
      <style:text-properties officeooo:rsid="00be3e98" officeooo:paragraph-rsid="00be3e98"/>
    </style:style>
    <style:style style:name="P81" style:family="paragraph" style:parent-style-name="Standard">
      <style:paragraph-properties fo:text-align="justify" style:justify-single-word="false"/>
      <style:text-properties officeooo:rsid="00468621" officeooo:paragraph-rsid="00468621"/>
    </style:style>
    <style:style style:name="P82" style:family="paragraph" style:parent-style-name="Standard">
      <style:paragraph-properties fo:text-align="justify" style:justify-single-word="false"/>
      <style:text-properties officeooo:rsid="0057a2ec" officeooo:paragraph-rsid="0057a2ec"/>
    </style:style>
    <style:style style:name="P83" style:family="paragraph" style:parent-style-name="Standard">
      <style:paragraph-properties fo:text-align="justify" style:justify-single-word="false"/>
      <style:text-properties officeooo:rsid="006d2976" officeooo:paragraph-rsid="006e147a"/>
    </style:style>
    <style:style style:name="P84" style:family="paragraph" style:parent-style-name="Standard">
      <style:paragraph-properties fo:text-align="justify" style:justify-single-word="false"/>
      <style:text-properties officeooo:rsid="0092632d" officeooo:paragraph-rsid="00936389"/>
    </style:style>
    <style:style style:name="T1" style:family="text">
      <style:text-properties officeooo:rsid="00158931"/>
    </style:style>
    <style:style style:name="T2" style:family="text">
      <style:text-properties officeooo:rsid="001e0b08"/>
    </style:style>
    <style:style style:name="T3" style:family="text">
      <style:text-properties officeooo:rsid="0021b2d6"/>
    </style:style>
    <style:style style:name="T4" style:family="text">
      <style:text-properties officeooo:rsid="00238d1e"/>
    </style:style>
    <style:style style:name="T5" style:family="text">
      <style:text-properties officeooo:rsid="002648d2"/>
    </style:style>
    <style:style style:name="T6" style:family="text">
      <style:text-properties officeooo:rsid="0028e2bc"/>
    </style:style>
    <style:style style:name="T7" style:family="text">
      <style:text-properties fo:font-style="italic" officeooo:rsid="002cb5ab" style:font-style-asian="italic" style:font-style-complex="italic"/>
    </style:style>
    <style:style style:name="T8" style:family="text">
      <style:text-properties officeooo:rsid="002cb5ab"/>
    </style:style>
    <style:style style:name="T9" style:family="text">
      <style:text-properties fo:font-style="normal" officeooo:rsid="002cb5ab" style:font-style-asian="normal" style:font-style-complex="normal"/>
    </style:style>
    <style:style style:name="T10" style:family="text">
      <style:text-properties officeooo:rsid="002e76bb"/>
    </style:style>
    <style:style style:name="T11" style:family="text">
      <style:text-properties officeooo:rsid="00341a96"/>
    </style:style>
    <style:style style:name="T12" style:family="text">
      <style:text-properties officeooo:rsid="00371463"/>
    </style:style>
    <style:style style:name="T13" style:family="text">
      <style:text-properties officeooo:rsid="003a86d5"/>
    </style:style>
    <style:style style:name="T14" style:family="text">
      <style:text-properties officeooo:rsid="003bb11b"/>
    </style:style>
    <style:style style:name="T15" style:family="text">
      <style:text-properties officeooo:rsid="00405473"/>
    </style:style>
    <style:style style:name="T16" style:family="text">
      <style:text-properties officeooo:rsid="0042bbea"/>
    </style:style>
    <style:style style:name="T17" style:family="text">
      <style:text-properties officeooo:rsid="00459e01"/>
    </style:style>
    <style:style style:name="T18" style:family="text">
      <style:text-properties officeooo:rsid="00487e28"/>
    </style:style>
    <style:style style:name="T19" style:family="text">
      <style:text-properties officeooo:rsid="004bf3f3"/>
    </style:style>
    <style:style style:name="T20" style:family="text">
      <style:text-properties officeooo:rsid="004ea0f7"/>
    </style:style>
    <style:style style:name="T21" style:family="text">
      <style:text-properties officeooo:rsid="004f69cc"/>
    </style:style>
    <style:style style:name="T22" style:family="text">
      <style:text-properties officeooo:rsid="0050dcb3"/>
    </style:style>
    <style:style style:name="T23" style:family="text">
      <style:text-properties officeooo:rsid="0057a2ec"/>
    </style:style>
    <style:style style:name="T24" style:family="text">
      <style:text-properties officeooo:rsid="005abca2"/>
    </style:style>
    <style:style style:name="T25" style:family="text">
      <style:text-properties officeooo:rsid="005f5ef2"/>
    </style:style>
    <style:style style:name="T26" style:family="text">
      <style:text-properties officeooo:rsid="0061d137"/>
    </style:style>
    <style:style style:name="T27" style:family="text">
      <style:text-properties officeooo:rsid="0066b5b7"/>
    </style:style>
    <style:style style:name="T28" style:family="text">
      <style:text-properties officeooo:rsid="00674349"/>
    </style:style>
    <style:style style:name="T29" style:family="text">
      <style:text-properties officeooo:rsid="006b3d77"/>
    </style:style>
    <style:style style:name="T30" style:family="text">
      <style:text-properties officeooo:rsid="006d2976"/>
    </style:style>
    <style:style style:name="T31" style:family="text">
      <style:text-properties officeooo:rsid="0071f0ff"/>
    </style:style>
    <style:style style:name="T32" style:family="text">
      <style:text-properties officeooo:rsid="0077ebe3"/>
    </style:style>
    <style:style style:name="T33" style:family="text">
      <style:text-properties officeooo:rsid="007b0345"/>
    </style:style>
    <style:style style:name="T34" style:family="text">
      <style:text-properties officeooo:rsid="00849d5d"/>
    </style:style>
    <style:style style:name="T35" style:family="text">
      <style:text-properties officeooo:rsid="008df139"/>
    </style:style>
    <style:style style:name="T36" style:family="text">
      <style:text-properties officeooo:rsid="008f8965"/>
    </style:style>
    <style:style style:name="T37" style:family="text">
      <style:text-properties officeooo:rsid="0096c703"/>
    </style:style>
    <style:style style:name="T38" style:family="text">
      <style:text-properties officeooo:rsid="009bc781"/>
    </style:style>
    <style:style style:name="T39" style:family="text">
      <style:text-properties officeooo:rsid="009d9149"/>
    </style:style>
    <style:style style:name="T40" style:family="text">
      <style:text-properties officeooo:rsid="009f1e6f"/>
    </style:style>
    <style:style style:name="T41" style:family="text">
      <style:text-properties officeooo:rsid="00a2458f"/>
    </style:style>
    <style:style style:name="T42" style:family="text">
      <style:text-properties officeooo:rsid="00a3d100"/>
    </style:style>
    <style:style style:name="T43" style:family="text">
      <style:text-properties officeooo:rsid="00a72c87"/>
    </style:style>
    <style:style style:name="T44" style:family="text">
      <style:text-properties officeooo:rsid="00aa2f63"/>
    </style:style>
    <style:style style:name="T45" style:family="text">
      <style:text-properties officeooo:rsid="00b5ba78"/>
    </style:style>
    <style:style style:name="T46" style:family="text">
      <style:text-properties officeooo:rsid="00b652be"/>
    </style:style>
    <style:style style:name="T47" style:family="text">
      <style:text-properties officeooo:rsid="00bc90d9"/>
    </style:style>
    <style:style style:name="T48" style:family="text">
      <style:text-properties officeooo:rsid="00be93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C2407 : Modélisation, <text:span text:style-name="T1">Big Data, Open Data, Data Mining. </text:span></text:p>
      <text:p text:style-name="P1"/>
      <text:p text:style-name="P2"/>
      <text:p text:style-name="P3">La donnée est toujours présente dans les systèmes d’informations. </text:p>
      <text:p text:style-name="P3"/>
      <text:p text:style-name="P4">Revoir le cycle de vie de la donnée. <text:span text:style-name="T2">Modélisation → acquisition → stockage → exposition + exploitation → visualisation.</text:span></text:p>
      <text:p text:style-name="P4"/>
      <text:p text:style-name="P5">2011 : IBM ouvre une nouvelle ère dans le traitement des données. </text:p>
      <text:p text:style-name="P5">On pose des grandes avancées dans les technologies avec des jeux/tests grandeurs natures (cf Gari Kasparoff dans les années 80 et les échecs contre la machine Big Blue → la machine avait gagné). </text:p>
      <text:p text:style-name="P5">La machine Watson créé par IBM pour jouer à <text:span text:style-name="T4">Je</text:span>opardi en 2011. <text:span text:style-name="T3">Comprendre la réponse, la mettre en perspective dans une base de données et construire une question pour répondre le tout en quelques mili-secondes. </text:span></text:p>
      <text:p text:style-name="P6">On veut montrer qu’on est à un tournant technologique et qu’on peut aller vers les IA <text:span text:style-name="T5">(Intelligence Artificielle). </text:span></text:p>
      <text:p text:style-name="P7">Date essentielle pour la compréhension des avancées technologiques par le grand publics. </text:p>
      <text:p text:style-name="P7"/>
      <text:p text:style-name="P7">2016 : Google réussit l’impossible ! Modéliser le jeu de GO. Il a des millions de combinaisons possible et il était impossible d’apprendre ces combinaisons à une machine. Ajd, la machine en utilisant le Deep Learning est imbattable. <text:span text:style-name="T6">La machine apprend toutes les combinaisons par elle-même en jouant contre elle-même. </text:span></text:p>
      <text:p text:style-name="P8">Symbole de l’avancée technologique, on est capable de travailler sur des milliards de données, on a de la donnée et les algorithmes qui permettent de les travailler. Automatisation des tâches, de nos vies. </text:p>
      <text:p text:style-name="P8"/>
      <text:p text:style-name="P9">Pourquoi la donnée est un sujet ? Quelles conditions on rendu possibles ces avancées technologiques ?</text:p>
      <text:p text:style-name="P9">1- on a une énorme masse de données numériques. </text:p>
      <text:p text:style-name="P10">2- des infrastructures de traitement de données en masse accessibles. On parle de Peta<text:span text:style-name="T48">-</text:span>octet de données. </text:p>
      <text:p text:style-name="P10">3- des algorithmes de traitement de données matures (pour la plupart ce sont des technologiques qui ont 20 ou 30 ans, parfois 40 ans, seul le Deep Learning est récent : il a une dizaine d’années). </text:p>
      <text:p text:style-name="P10"/>
      <text:p text:style-name="P11">La première condition pour que cela fonctionne est d’avoir des données nativement numériques et de les récupérer via le mouvement de l’Open Data. </text:p>
      <text:p text:style-name="P11"/>
      <text:p text:style-name="P12">Open Data : possibilité de mise en réseau et de partage web pour rendre disponibles des données structurées en vue de leur réutilisation (cela vient de l’Open Source). </text:p>
      <text:p text:style-name="P12"/>
      <text:p text:style-name="P12">Cf Tim Berners-Lee, conférence TED, <text:span text:style-name="T7">On the next web</text:span><text:span text:style-name="T9">,</text:span> en 2009 « Raw data now ! ». <text:span text:style-name="T8">On ajoute une licence à chaque donnée et cette licence détermine ce que le ré-utilisateur va pouvoir faire des données. Vision de bien commun : on veut partager la connaissance pour accélérer les recherches. </text:span></text:p>
      <text:p text:style-name="P11"/>
      <text:p text:style-name="P13">USA et l’utilisation du Open Data confirmé de manière politique. L’état fédéral <text:span text:style-name="T10">est toujours suspect par rapport aux américains. Renforcer la transparence de l’activité fédérale permet de montrer </text:span><text:soft-page-break/><text:span text:style-name="T10">l’importance de ces administrations, comment avec la mise à disposition des données on peut créer un nouveau segment économique dans le pays. </text:span></text:p>
      <text:p text:style-name="P13"/>
      <text:p text:style-name="P14">L’objectif de l’Open Data est de permettre la rencontre citoyen-collectivité-entreprise. </text:p>
      <text:p text:style-name="P14"/>
      <text:p text:style-name="P15">Open Data: licences ou cadre juridique stricte ! Il faut déterminer les droits et les devoirs du ré-utilisateur vis-à-vis des données. <text:s/>Licence créative commons : <text:span text:style-name="T11">citer la source ? Usage commerciale ou non commercial (le non-commercial n’existe pas en droit français) ? Redistribué les données après modification ? (monétiser les données et les modifications sur les données). </text:span></text:p>
      <text:p text:style-name="P16">Open Database Licence = <text:span text:style-name="T12">il y a le sharealike (partage à l’identique des données). </text:span><text:s/></text:p>
      <text:p text:style-name="P17">Licence Ouverte Etatlab : décret d’application légale <text:span text:style-name="T13">pour </text:span>partager, créer etc, il faut juste obligatoirement citer la source.</text:p>
      <text:p text:style-name="P17"/>
      <text:p text:style-name="P18">La loi française et le droit d’auteur inaliénable (droits patrimoniaux et droits moraux qui sont inaliénables). <text:span text:style-name="T14">Il n’y a pas de définition positive du domaine publique, il faut attendre un délais légal pour que la production tombe dans le droit public. (abandon du droit moral pour les fonctionnaires dans le cadre de leur fonction et encore c’est compliqué). </text:span></text:p>
      <text:p text:style-name="P19">Gallica et la licence CC0, une licence qui abandonne tous les droits (<text:span text:style-name="T15">demandé par le projet Européana). </text:span></text:p>
      <text:p text:style-name="P20">Pour aller voir les juristes demander comment faire c’est plus simple que de demander la permission. </text:p>
      <text:p text:style-name="P20"/>
      <text:p text:style-name="P21">Tim Berners-Lee et les typologies dans la capacité de réutiliser les données : </text:p>
      <text:p text:style-name="P21">- rendre disponible les donnés sur le web (quelque soit le format) avec une licence ouverte (ex : les déclaration des députés, lister les patrimoines etc). </text:p>
      <text:p text:style-name="P21">- les rendre disponible dans un format structuré <text:span text:style-name="T16">(ex : Excel plutôt que les images scannés de tableaux). Données directement utilisable par la machine.</text:span></text:p>
      <text:p text:style-name="P22">-utiliser un format ouvert et libre (ex : CSV plutôt qu’Excel qui est propriétaire). <text:s/><text:span text:style-name="T17">On s’arrête généralement là dans les jeux de données.</text:span></text:p>
      <text:p text:style-name="P81">Les 3 premiers types représentent 95 % des données. Ensuite on trouve avec le web sémantique : <text:s/></text:p>
      <text:p text:style-name="P23">- linked data : utiliser des URI pour identifier des choses pour que d’autres puissent pointer vers vos données.</text:p>
      <text:p text:style-name="P23">- lier vos données aux autres personnes pour fournir du contexte.</text:p>
      <text:p text:style-name="P23"/>
      <text:p text:style-name="P24">Initiatives institutionnelles : les portails Open Data pour les collectivités locales (Paris, la Communauté Urbaine de Bordeau), les administrations centrales (Ministère de l’enseignement supérieur et de la recherche). </text:p>
      <text:p text:style-name="P25">Data.gouv.fr <text:span text:style-name="T18">portail avec moteur de recherche pour les métadonnées des jeux de données présents. Possibilité de télécharger différents type de fichiers. Accent mis sur la réutilisation des données (ce qu’on peut faire avec les différentes données). </text:span></text:p>
      <text:p text:style-name="P25"/>
      <text:p text:style-name="P26">Initiatives communautaires/privées. </text:p>
      <text:p text:style-name="P27">Regard citoyen et le site nosdéputés.fr <text:span text:style-name="T19">(activité parlementaire etc). </text:span></text:p>
      <text:p text:style-name="P28">Archives.org fondation américaine sur les archives du web et qui travaille autour d’Open Library. </text:p>
      <text:p text:style-name="P29">Open Food Fact et le nutriscore. </text:p>
      <text:p text:style-name="P30">Open Street Map pour le google Maps libre. <text:span text:style-name="T20">Plan sur Apple se fonde sur Open Street Map. </text:span></text:p>
      <text:p text:style-name="P31">WikiData : base de connaissance libre appartenant à l’univers de wikipédia et propose des données en CC0. <text:span text:style-name="T21">→ le knowledge graphs à droite de la page de résultats.</text:span></text:p>
      <text:p text:style-name="P32">Il existe des hub de concentration : datahub. </text:p>
      <text:p text:style-name="P33">Kaggle : initiative pour les data scientist, relever des challenges autour de jeux de données. <text:span text:style-name="T22">L’initiative a été racheté par Google. Données très qualifiées pour être utilisés dans le machine learning. </text:span></text:p>
      <text:p text:style-name="P34"><text:soft-page-break/>La donnée elle-même n’a plus de valeur marchande mais l’usage des données est marchandisée. </text:p>
      <text:p text:style-name="P34"/>
      <text:p text:style-name="P35">API = interface qui permet à deux programmes de dialoguer ensemble. </text:p>
      <text:p text:style-name="P35">Soit on met à disposition la données ou on met à disposition une API pour interroger le système.</text:p>
      <text:p text:style-name="P36">Internet est une API qui relie et fait dialoguer des machines, le Web permet de communiquer à travers HTTP. </text:p>
      <text:p text:style-name="P36">Rest (HTTP +Python), manière d’interroger avec python. </text:p>
      <text:p text:style-name="P37"/>
      <text:p text:style-name="P38">Les institutions mettent à disposition des API avec des données (mais cela ne veut pas dire que les API et les données sont libres). On peut interagir avec les données Twitter donne un accès limité, Google Maps au départ était gratuit maintenant on paie à partir de 5000 requêtes/jour. <text:span text:style-name="T23">→ API web payante.</text:span></text:p>
      <text:p text:style-name="P82">API web ouverte et libre mais il y a des restrictions (cf RATP) car on ne peut pas mettre le logiciel en complète gratuité, cf aussi GeoNames. </text:p>
      <text:p text:style-name="P39">API web totalement ouverte sans restriction : data.bnf.fr, wikidata, ban, biblissima. </text:p>
      <text:p text:style-name="P39"/>
      <text:p text:style-name="P40">Bilan de l’Open Data : très mitigé. <text:span text:style-name="T24">Il y a une réelle avancée sur la transparence de l’état mais il y a une médiation, ce n’est pas n’importe qui qui va aller travailler sur les données. Cela ne rapporte pas d’argent. Visibilité des fonds grâce à l’Open Data (cf le hackathon), transparence des activités (on en montre pas assez ce qui se passe) et simplifier la réutilisation des données. </text:span></text:p>
      <text:p text:style-name="P41">Ce qui est le plus réutilisé ce ne sont pas les données de signalement mais <text:span text:style-name="T25">ce sont les référentiels qui sont réutilisées (car ce sont des données très soignées et essentielles pour le machine learning). Cf Isidore, moteur de recherche en science humaine, créer de la cohérence entre les systèmes.</text:span></text:p>
      <text:p text:style-name="P42">Les données d’usage <text:span text:style-name="T26">enfin sont très employées (palmarès, hit), comprendre la consommation de la culture et l’interpréter (réutilisation de la donnée à des fins politiques etc). </text:span></text:p>
      <text:p text:style-name="P42"/>
      <text:p text:style-name="P43">Big Data. </text:p>
      <text:p text:style-name="P44">Le verrou technologique : la scalabilité (capacité des systèmes à monter en charge (pour les données et les utilisateurs). </text:p>
      <text:p text:style-name="P44">La sca<text:span text:style-name="T28">la</text:span>bilité verticale : demande des moyens exorbitant et on arrive vite à la limite de la machine, <text:span text:style-name="T27">le but est de</text:span> faire tourner un applicatif sur une machi<text:span text:style-name="T27">ne et une seule donc en cas de montée en charge il faut une machine surpuissante et donc très cher</text:span>. </text:p>
      <text:p text:style-name="P44">La sca<text:span text:style-name="T28">la</text:span>bilité horizonale : on ajoute des machines au fur et à mesure de la montée en charge du système c’est plus progressif. </text:p>
      <text:p text:style-name="P45">Regarder The Social Network : l’obsession de répondre vite et tout le temps au besoin. </text:p>
      <text:p text:style-name="P45"/>
      <text:p text:style-name="P46">Comment réussir à faire en sorte qu’une application soit répartie sur plein de machine ? Principe de la parallélisation : découper le problème en plusieurs petit bloc de tâche unique et ensuite on rassemble le résultat en un seul endroit. C’est le principe du <text:span text:style-name="T29">M</text:span>ap <text:span text:style-name="T29">R</text:span>educe. </text:p>
      <text:p text:style-name="P47">Partitionner/Clustering : faire croire à la machine qu’il parle à une seule machine alors que la machine s’adresse à des dizaine de machines pour aller piocher dans les arborescences. <text:span text:style-name="T30">Data node et Root. </text:span></text:p>
      <text:p text:style-name="P83">La scalabilité horizontale doit être tolérante à l’erreur. On est tolérant au fait que les machines n’ont pas les même données au même moment. </text:p>
      <text:p text:style-name="P48">Cf Amadeus la compagnie qui vend les billets d’avions de toutes les compagnies européennes. </text:p>
      <text:p text:style-name="P48"/>
      <text:p text:style-name="P49">Le NoSQL : traiter la donnée c’est bien mais il faut aussi stocker la donnée ! <text:span text:style-name="T31">Une base de données relationnelles ne sait pas scaler horizontalement. Cf les bases de données documents qui sont de la scalabilité horizontale mais cela a des conséquences. </text:span></text:p>
      <text:p text:style-name="P49"/>
      <text:p text:style-name="P50">Data Mining. </text:p>
      <text:p text:style-name="P51"><text:soft-page-break/>Les différents périmètres du data mining. <text:span text:style-name="T32">Cela reposait sur des listes de termes, des référentiels permettant de mieux décrire notre contenu (Rameau, Thesaurus W etc.) à partir des métadonnées. </text:span></text:p>
      <text:p text:style-name="P52">Ajd, on rajoute une extraction automatique des données à partir du contenu. Ces données extraites seront reliées aux référentiels <text:span text:style-name="T33">et aux métadonnées. Il faut aussi contextualiser ces données sinon elles ne sont pas exploitables (ce ne sera pas pertinent). L’utilisateur laisse des traces (sur quoi il a cliqué, ce qu’il a consulté, recherché) quand il passe sur le site et nous permet de comprendre l’usage qu’il a des métadonnées et il peut aussi faire des contributions avec les réseaux sociaux. À partir de ces traces on peut mettre en relation les contenus pour obtenir des propositions de produits similaires. </text:span></text:p>
      <text:p text:style-name="P53">On peut également faire et obtenir des statistiques sur les métadonnées, des contenus, des données extraites etc. </text:p>
      <text:p text:style-name="P54">Il faut pouvoir avoir une vision globale de toutes les données dans le système. On ne peut pas échapper au data mining pour accompagner les utilisateurs, les changements de sites et institutions, les modes de travail etc. </text:p>
      <text:p text:style-name="P54"/>
      <text:p text:style-name="P54"/>
      <text:p text:style-name="P55">Principes de l’apprentissage supervisé : les machines détectent des patterns et il peut en repérer de plus en plus quand on augmente le nombre de données auxquels les machines ont accès. <text:span text:style-name="T34">Les machines cherchent les invariants dans les données : les catégories. Ces invariants sont la base de création d’un modèle qui permet de prédire les prochains patterns. On indique à la machine ce qu’elle doit apprendre en lui fournissant des catégories.</text:span></text:p>
      <text:p text:style-name="P56">L’apprentissage non-supervisé consiste à donner de la data et à laisser la machine chercher des invariants et des classes. On ne lui fourni pas les catégories. </text:p>
      <text:p text:style-name="P56"/>
      <text:p text:style-name="P57">Deep Learning : aller plus loin dans la détection d’invariant et de différentes classes.</text:p>
      <text:p text:style-name="P57"/>
      <text:p text:style-name="P58">C’est le coeur de l’IA actuellement. <text:span text:style-name="T35">Pour mettre en place le Deep Learning, il faut fournir des données ultra propres et très bien structurées. </text:span></text:p>
      <text:p text:style-name="P58"/>
      <text:p text:style-name="P59">Système d’extraction et de génération des données : </text:p>
      <text:p text:style-name="P60">- analyse de l’image avec l’OCR <text:span text:style-name="T36">(cf Himanis avec l’océrisation automatique d’écriture manuscrites médiévales). On entraine la machine à reconnaître les gliphes (à partir d’un set de données très bien structurés), cf Transcribus.</text:span></text:p>
      <text:p text:style-name="P84">-speech to text sur le son. Diarisation : transcrire et différencier les locuteurs (on ne veut pas les identifier). </text:p>
      <text:p text:style-name="P84">Après la transcription on peut faire de l’extraction d’entités nommées : récupérer et identifier des informations précises. </text:p>
      <text:p text:style-name="P61">Analyse de l’image : on peut créer son propre modèle <text:span text:style-name="T37">avec un système d’annotation sur les images appelé le tagging. </text:span></text:p>
      <text:p text:style-name="P61"/>
      <text:p text:style-name="P62">Tenserflow : algo de deep learning par google en open source. </text:p>
      <text:p text:style-name="P63">AutoML Vision. </text:p>
      <text:p text:style-name="P63"/>
      <text:p text:style-name="P64">Un algori<text:span text:style-name="T38">th</text:span>me fait ce qu’on lui demande de faire (on n’a pas encore Skynet de Terminator). </text:p>
      <text:p text:style-name="P64"/>
      <text:p text:style-name="P65">Identification automatique des personnes : analyse par image, par son etc. <text:span text:style-name="T39">problème de redistribution des droits à l’image. </text:span></text:p>
      <text:p text:style-name="P65"/>
      <text:p text:style-name="P66">Inaspeechsegmenter : parol<text:span text:style-name="T40">e-</text:span>chanson, homme-femme. <text:span text:style-name="T40">Et l’Ina travaille sur la reconnaissance par le son/la voix des personnes. </text:span></text:p>
      <text:p text:style-name="P66"/>
      <text:p text:style-name="P67">Voix et images sont des données biométriques hyper sensibles. </text:p>
      <text:p text:style-name="P68"><text:soft-page-break/>Analyse de texte <text:span text:style-name="T41">→ </text:span>classification automatique : reconnaître des mots clefs en fonctions d’un corpus pré-établi. <text:span text:style-name="T42">On a appris à la machine a reconnaître des catégories en fonction d’un corpus déjà établi et bien taggé. On parle de ça mais le « ça » n’est pas forcément dans les textes. </text:span></text:p>
      <text:p text:style-name="P69">Regarder les mots du titres, du résumé pour créer des tags. <text:span text:style-name="T43">Cela permet de mettre en avant ce qu’on ne documente pas. </text:span></text:p>
      <text:p text:style-name="P69"/>
      <text:p text:style-name="P70">Analyse de la connaissance : <text:span text:style-name="T44">SQAD (Stanford Question Answering Dataset) avec 100 000 questions. Le 11 juillet 2018, la machine a dépasser le 82 % des résultats par les humains, en novembre on est passé à 90 % (avec l’algorithme BERT). L’algorithme comprend mieux les textes, les questions et les réponses que les humains. </text:span></text:p>
      <text:p text:style-name="P71">Google devient un moteur de réponse plus qu’un moteur de recherche. </text:p>
      <text:p text:style-name="P72">BERT est en open source par Google pour améliorer de manière conjointe l’algorithme dans une communauté. </text:p>
      <text:p text:style-name="P72"/>
      <text:p text:style-name="P73">D’autres mécanismes : créer du lien. </text:p>
      <text:p text:style-name="P74">Nettoyer les données ce n’est pas le job des informaticiens mais c’est un enjeu essentiel qui peut être relevé par nous. </text:p>
      <text:p text:style-name="P74"/>
      <text:p text:style-name="P74">Créer du lien par comparaison des métadonnées. </text:p>
      <text:p text:style-name="P75">Cf Shazam pour relier les contenus entre-eux par le contenu lui-même (les empreintes sur les documents). <text:span text:style-name="T45">On peut faire la même chose sur des vidéos et des sons. </text:span></text:p>
      <text:p text:style-name="P75"/>
      <text:p text:style-name="P76">Relier des contenus avec des contenus externes : relier de l’actualité avec le fond de l’INA.</text:p>
      <text:p text:style-name="P76"/>
      <text:p text:style-name="P76"><text:span text:style-name="T46">Analyse des comportements cf Netflix, Amazon, récupération des données d’usage pour proposer des contenus pertinents par rapport aux traces qu’on a laissé. </text:span><text:s/></text:p>
      <text:p text:style-name="P77">Europeana et le problème de voir ressortir Mein Kampf, les vidéos naturistes sur l’INA. </text:p>
      <text:p text:style-name="P78">Il ne faut pas oublier que avec ces algorithmes, on voit remonter les comportements des utilisateurs et ces comportements ne sont pas toujours politiquement corrects. </text:p>
      <text:p text:style-name="P78"/>
      <text:p text:style-name="P79">Importance extrême du corpus d’entrainement et des données sur le corpus d’entrainement. <text:span text:style-name="T47">En tant qu’intermédiaire entre les informaticiens et les métiers, on aura la responsabilité d’accompagner l’arrivée de ces technologies dans les institutions et d’accompagner l’usage de ces techno et les usages sociaux de ces technologies. </text:span></text:p>
      <text:p text:style-name="P80">Si on n’accompagne pas, d’autres le feront à notre pl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6:10:48.885267423</meta:creation-date>
    <dc:date>2019-01-08T08:30:13.710968183</dc:date>
    <meta:editing-duration>PT4H50M40S</meta:editing-duration>
    <meta:editing-cycles>168</meta:editing-cycles>
    <meta:generator>LibreOffice/5.3.7.2$MacOSX_X86_64 LibreOffice_project/6b8ed514a9f8b44d37a1b96673cbbdd077e24059</meta:generator>
    <meta:document-statistic meta:table-count="0" meta:image-count="0" meta:object-count="0" meta:page-count="5" meta:paragraph-count="98" meta:word-count="2370" meta:character-count="14721" meta:non-whitespace-character-count="12361"/>
  </office:meta>
</office:document-meta>
</file>